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bb8a0" officeooo:paragraph-rsid="000bb8a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0633dd" officeooo:paragraph-rsid="000633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0633dd" officeooo:paragraph-rsid="000633d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bold" officeooo:rsid="0006c9e3" officeooo:paragraph-rsid="0006c9e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weight="bold" officeooo:rsid="000bb8a0" officeooo:paragraph-rsid="0006c9e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normal" officeooo:rsid="000633dd" officeooo:paragraph-rsid="000633d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normal" officeooo:rsid="0006c9e3" officeooo:paragraph-rsid="0006c9e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6c9e3"/>
    </style:style>
    <style:style style:name="P9" style:family="paragraph" style:parent-style-name="Standard">
      <style:paragraph-properties fo:text-align="justify" style:justify-single-word="false"/>
      <style:text-properties officeooo:rsid="0008ba9c" officeooo:paragraph-rsid="0008ba9c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bb8a0" officeooo:paragraph-rsid="000bb8a0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06c9e3"/>
    </style:style>
    <style:style style:name="P12" style:family="paragraph" style:parent-style-name="Standard">
      <style:paragraph-properties fo:text-align="justify" style:justify-single-word="false"/>
      <style:text-properties officeooo:paragraph-rsid="0006c9e3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06c9e3" officeooo:paragraph-rsid="0006c9e3"/>
    </style:style>
    <style:style style:name="P14" style:family="paragraph" style:parent-style-name="Standard" style:list-style-name="L2">
      <style:paragraph-properties fo:text-align="justify" style:justify-single-word="false"/>
      <style:text-properties officeooo:rsid="0008ba9c" officeooo:paragraph-rsid="0008ba9c"/>
    </style:style>
    <style:style style:name="P15" style:family="paragraph" style:parent-style-name="Standard" style:list-style-name="L3">
      <style:paragraph-properties fo:text-align="justify" style:justify-single-word="false"/>
      <style:text-properties officeooo:rsid="0008ba9c" officeooo:paragraph-rsid="0008ba9c"/>
    </style:style>
    <style:style style:name="P16" style:family="paragraph" style:parent-style-name="Standard" style:list-style-name="L4">
      <style:paragraph-properties fo:text-align="justify" style:justify-single-word="false"/>
      <style:text-properties officeooo:rsid="0008ba9c" officeooo:paragraph-rsid="0008ba9c"/>
    </style:style>
    <style:style style:name="P17" style:family="paragraph" style:parent-style-name="Standard" style:list-style-name="L5">
      <style:paragraph-properties fo:text-align="justify" style:justify-single-word="false"/>
      <style:text-properties style:font-name="Times New Roman" fo:font-weight="normal" officeooo:rsid="000a8ffa" officeooo:paragraph-rsid="000a8ffa" style:font-weight-asian="normal" style:font-weight-complex="normal"/>
    </style:style>
    <style:style style:name="P18" style:family="paragraph" style:parent-style-name="Standard" style:list-style-name="L5">
      <style:paragraph-properties fo:text-align="justify" style:justify-single-word="false"/>
      <style:text-properties style:font-name="Times New Roman" fo:font-weight="normal" officeooo:rsid="000bb8a0" officeooo:paragraph-rsid="000a8ffa" style:font-weight-asian="normal" style:font-weight-complex="normal"/>
    </style:style>
    <style:style style:name="P19" style:family="paragraph" style:parent-style-name="Standard" style:list-style-name="L6">
      <style:paragraph-properties fo:text-align="justify" style:justify-single-word="false"/>
      <style:text-properties style:font-name="Times New Roman" fo:font-weight="normal" officeooo:rsid="000bb8a0" officeooo:paragraph-rsid="000bb8a0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weight="normal" officeooo:rsid="000633dd" officeooo:paragraph-rsid="000633d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weight="normal" officeooo:rsid="000633dd" officeooo:paragraph-rsid="000633dd" style:font-weight-asian="normal" style:font-weight-complex="normal"/>
    </style:style>
    <style:style style:name="P22" style:family="paragraph" style:parent-style-name="Standard" style:list-style-name="L5">
      <style:paragraph-properties fo:text-align="justify" style:justify-single-word="false"/>
      <style:text-properties officeooo:rsid="000a8ffa" officeooo:paragraph-rsid="000a8ffa"/>
    </style:style>
    <style:style style:name="P23" style:family="paragraph" style:parent-style-name="Standard" style:list-style-name="L6">
      <style:paragraph-properties fo:text-align="justify" style:justify-single-word="false"/>
      <style:text-properties fo:font-weight="normal" officeooo:rsid="000bb8a0" officeooo:paragraph-rsid="000bb8a0" style:font-weight-asian="normal" style:font-weight-complex="normal"/>
    </style:style>
    <style:style style:name="P24" style:family="paragraph" style:parent-style-name="Standard" style:list-style-name="L7">
      <style:paragraph-properties fo:text-align="justify" style:justify-single-word="false"/>
      <style:text-properties fo:font-weight="normal" officeooo:rsid="000bb8a0" officeooo:paragraph-rsid="000bb8a0" style:font-weight-asian="normal" style:font-weight-complex="normal"/>
    </style:style>
    <style:style style:name="T1" style:family="text">
      <style:text-properties officeooo:rsid="0006c9e3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" fo:font-weight="normal" officeooo:rsid="0006c9e3" style:font-weight-asian="normal" style:font-weight-complex="normal"/>
    </style:style>
    <style:style style:name="T4" style:family="text">
      <style:text-properties style:font-name="Times New Roman" fo:font-weight="normal" officeooo:rsid="000cf997" style:font-weight-asian="normal" style:font-weight-complex="normal"/>
    </style:style>
    <style:style style:name="T5" style:family="text">
      <style:text-properties style:font-name="Times New Roman" fo:font-weight="normal" officeooo:rsid="00103294" style:font-weight-asian="normal" style:font-weight-complex="normal"/>
    </style:style>
    <style:style style:name="T6" style:family="text">
      <style:text-properties style:font-name="Times New Roman" fo:font-weight="normal" officeooo:rsid="0011c240" style:font-weight-asian="normal" style:font-weight-complex="normal"/>
    </style:style>
    <style:style style:name="T7" style:family="text">
      <style:text-properties style:font-name="Times New Roman" fo:font-weight="normal" officeooo:rsid="0014061d" style:font-weight-asian="normal" style:font-weight-complex="normal"/>
    </style:style>
    <style:style style:name="T8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Times New Roman" fo:font-style="italic" fo:font-weight="normal" officeooo:rsid="001124a7" style:font-style-asian="italic" style:font-weight-asian="normal" style:font-style-complex="italic" style:font-weight-complex="normal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fo:font-weight="bold" officeooo:rsid="000bb8a0" style:font-weight-asian="bold" style:font-weight-complex="bold"/>
    </style:style>
    <style:style style:name="T12" style:family="text">
      <style:text-properties officeooo:rsid="0008ba9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8ba9c" style:font-weight-asian="bold" style:font-weight-complex="bold"/>
    </style:style>
    <style:style style:name="T15" style:family="text">
      <style:text-properties officeooo:rsid="000a8ffa"/>
    </style:style>
    <style:style style:name="T16" style:family="text">
      <style:text-properties officeooo:rsid="000cf997"/>
    </style:style>
    <style:style style:name="T17" style:family="text">
      <style:text-properties officeooo:rsid="00135192"/>
    </style:style>
    <style:style style:name="T18" style:family="text">
      <style:text-properties officeooo:rsid="00154f5b"/>
    </style:style>
    <style:style style:name="T19" style:family="text">
      <style:text-properties officeooo:rsid="0018aa9f"/>
    </style:style>
    <style:style style:name="T20" style:family="text">
      <style:text-properties officeooo:rsid="0019548a"/>
    </style:style>
    <style:style style:name="T21" style:family="text">
      <style:text-properties officeooo:rsid="001c6c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0"/>
      <text:p text:style-name="P3">Минимальный функционал</text:p>
      <text:p text:style-name="P3"/>
      <text:p text:style-name="P8"><text:tab/><text:span text:style-name="T20">Разработать к</text:span>лиентское приложение, написанное на Swing, котор<text:span text:style-name="T15">ое</text:span> включает в себя картографический фреймворк OpenMap<text:span text:style-name="T16">[1][2]</text:span>. <text:span text:style-name="T1">Главным компонентом приложения является цифровая интерактивная карта (OpenMap предоставляет базовый набор </text:span><text:span text:style-name="T19">инструментов </text:span><text:span text:style-name="T1">для работы с картой). В качестве дополнительного функционала помимо того, что предоставляет OpenMap, необходимо:</text:span></text:p>
      <text:list xml:id="list2002706736" text:style-name="L1">
        <text:list-item>
          <text:p text:style-name="P11"><text:span text:style-name="T1">Разработать возможность добавление объектов на карту. Такие объекты, как растровый </text:span><text:span text:style-name="T12">(точечный)</text:span><text:span text:style-name="T1"> объект, полигон, сектор;</text:span></text:p>
        </text:list-item>
        <text:list-item>
          <text:p text:style-name="P13">Редактирование объектов (изменение их географических и других свойств, которые придумаете для своих объектов, например наименование объекта);</text:p>
        </text:list-item>
        <text:list-item>
          <text:p text:style-name="P13">Удаление объектов.</text:p>
        </text:list-item>
      </text:list>
      <text:p text:style-name="P8"/>
      <text:p text:style-name="P8"><text:tab/><text:span text:style-name="T12">Количество и тип свойств зависит от типа создаваемого объекта. Далее описаны минимальные свойства приведенных выше типов объектов.</text:span></text:p>
      <text:p text:style-name="P8"><text:tab/><text:span text:style-name="T14">Растровый (точечный) объект:</text:span></text:p>
      <text:list xml:id="list2491598824" text:style-name="L2">
        <text:list-item>
          <text:p text:style-name="P14">Название</text:p>
        </text:list-item>
        <text:list-item>
          <text:p text:style-name="P14">Координаты</text:p>
        </text:list-item>
        <text:list-item>
          <text:p text:style-name="P14">Курс (угол поворота)</text:p>
        </text:list-item>
      </text:list>
      <text:p text:style-name="P9"><text:tab/><text:span text:style-name="T13">Полигон:</text:span></text:p>
      <text:list xml:id="list1325013029" text:style-name="L3">
        <text:list-item>
          <text:p text:style-name="P15">Название</text:p>
        </text:list-item>
        <text:list-item>
          <text:p text:style-name="P15">Координаты точек полигона</text:p>
        </text:list-item>
      </text:list>
      <text:p text:style-name="P9"><text:tab/><text:span text:style-name="T13">Сектор:</text:span></text:p>
      <text:list xml:id="list1165854965" text:style-name="L4">
        <text:list-item>
          <text:p text:style-name="P16">Название</text:p>
        </text:list-item>
        <text:list-item>
          <text:p text:style-name="P16">Координаты центра</text:p>
        </text:list-item>
        <text:list-item>
          <text:p text:style-name="P16">X радиус</text:p>
        </text:list-item>
        <text:list-item>
          <text:p text:style-name="P16">Y радиус</text:p>
        </text:list-item>
      </text:list>
      <text:p text:style-name="P9"/>
      <text:p text:style-name="P7"><text:tab/>Каждый тип объектов, который вы определите, должен находится на свое<text:span text:style-name="T12">м</text:span> слое карты. Например, слой полигонов и слой секторов — это отдельные слои.</text:p>
      <text:p text:style-name="P6"><text:tab/><text:span text:style-name="T12">При наведении курсора на объект должна появлят</text:span><text:span text:style-name="T15">ь</text:span><text:span text:style-name="T12">ся подсказка (тултип, tooltip) с названием объекта, которые ему присвоено в момент создания.</text:span></text:p>
      <text:p text:style-name="P6"/>
      <text:p text:style-name="P6"/>
      <text:p text:style-name="P4">Опциональный функционал</text:p>
      <text:p text:style-name="P4"/>
      <text:list xml:id="list2003751290" text:style-name="L5">
        <text:list-item>
          <text:p text:style-name="P17">Реализовать сохранение созданных объектов в файл в любом формате. Реализовать загрузку объектов на карту из созданного файла. Способ сохранения выбирается вами.</text:p>
        </text:list-item>
        <text:list-item>
          <text:p text:style-name="P22"><text:span text:style-name="T2">Реализовать простой сервер с использованием любого фреймворка или же на чистой Java с </text:span><text:span text:style-name="T10">реляционной</text:span><text:span text:style-name="T2"> базой данных, в которую будут сохранятся созданные объекты. В клиент</text:span><text:span text:style-name="T5">ском </text:span><text:span text:style-name="T2">приложении должен присутствовать внешний файл конфигурации, в котором определяется адрес сервера для подключения клиента. </text:span><text:span text:style-name="T8">Дополнительно </text:span><text:span text:style-name="T9">для этого задания</text:span><text:span text:style-name="T8">:</text:span><text:span text:style-name="T2"> создать Docker образ вашего сервера с базой данных для быстрого запуска разработанного сервера. Способ взаимодействи</text:span><text:span text:style-name="T6">я</text:span><text:span text:style-name="T2"> клиента и сервера остается на ваш выбор, но предпочтительнее REST.</text:span></text:p>
          <text:p text:style-name="P18"/>
        </text:list-item>
      </text:list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/></text:p>
      <text:p text:style-name="P8"><text:span text:style-name="T3"><text:line-break/></text:span><text:span text:style-name="T11">Рекомендации</text:span></text:p>
      <text:p text:style-name="P5"><text:tab/></text:p>
      <text:list xml:id="list2675042077" text:style-name="L6">
        <text:list-item>
          <text:p text:style-name="P19">Java 8;</text:p>
        </text:list-item>
        <text:list-item>
          <text:p text:style-name="P23">Для сборки проекта использовать Maven;</text:p>
        </text:list-item>
        <text:list-item>
          <text:p text:style-name="P19">Каждый класс, метод, поле класса должны быть описаны JavaDoc;</text:p>
        </text:list-item>
        <text:list-item>
          <text:p text:style-name="P19">Проект должен иметь файл README.MD в котором описан реализованный функционал и инструкция для запуска и работы с приложением;</text:p>
        </text:list-item>
        <text:list-item>
          <text:p text:style-name="P19">Проект загрузить в открытый репозиторий GitHub.</text:p>
        </text:list-item>
      </text:list>
      <text:p text:style-name="P10"/>
      <text:p text:style-name="P1">Ссылки</text:p>
      <text:list xml:id="list2600771819" text:style-name="L7">
        <text:list-item>
          <text:p text:style-name="P24"><text:a xlink:type="simple" xlink:href="http://openmap-java.org/" text:style-name="Internet_20_link" text:visited-style-name="Visited_20_Internet_20_Link">http://openmap-java.org/</text:a> - официальная страница фреймворка OpenMap.</text:p>
        </text:list-item>
        <text:list-item>
          <text:p text:style-name="P24"><text:a xlink:type="simple" xlink:href="https://mvnrepository.com/artifact/com.bbn/openmap/5.1.3" text:style-name="Internet_20_link" text:visited-style-name="Visited_20_Internet_20_Link">https://mvnrepository.com/artifact/com.bbn/openmap/5.1.3</text:a> — страница библиотеки OpenMap в репозитории Maven.</text:p>
          <text:p text:style-name="P2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8T11:36:12.443341351</meta:creation-date>
    <dc:date>2024-01-11T17:06:36.636284688</dc:date>
    <meta:editing-duration>PT28M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317" meta:character-count="2417" meta:non-whitespace-character-count="2142"/>
  </office:meta>
</office:document-meta>
</file>